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45.61mm"/>
    </style:style>
    <style:style style:name="co4" style:family="table-column">
      <style:table-column-properties fo:break-before="auto" style:column-width="66.06mm"/>
    </style:style>
    <style:style style:name="co5" style:family="table-column">
      <style:table-column-properties fo:break-before="auto" style:column-width="108.64mm"/>
    </style:style>
    <style:style style:name="co6" style:family="table-column">
      <style:table-column-properties fo:break-before="auto" style:column-width="47.8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3.9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SW01 </text:p>
          </table:table-cell>
          <table:table-cell office:value-type="string" calcext:value-type="string">
            <text:p>ASW0004dv8 </text:p>
          </table:table-cell>
          <table:table-cell office:value-type="string" calcext:value-type="string">
            <text:p>CFHTLS_1166_061401 </text:p>
          </table:table-cell>
          <table:table-cell office:value-type="string" calcext:value-type="string">
            <text:p>outside SDSS footprint 36.0398 -10.9688 </text:p>
          </table:table-cell>
          <table:table-cell office:value-type="string" calcext:value-type="string">
            <text:p>http://mite.physik.uzh.ch/data/009951 </text:p>
          </table:table-cell>
          <table:table-cell table:formula="of:=MID([.E1];IFERROR(SEARCH(&quot;data/&quot;;[.E1])+5;SEARCH(&quot;model/&quot;;[.E1])+6);12)" office:value-type="string" office:string-value="009951 " calcext:value-type="string">
            <text:p>009951 </text:p>
          </table:table-cell>
        </table:table-row>
        <table:table-row table:style-name="ro1">
          <table:table-cell office:value-type="string" calcext:value-type="string">
            <text:p>SW02 </text:p>
          </table:table-cell>
          <table:table-cell office:value-type="string" calcext:value-type="string">
            <text:p>ASW000619d </text:p>
          </table:table-cell>
          <table:table-cell office:value-type="string" calcext:value-type="string">
            <text:p>SDSSJ140522.20+574332.9 </text:p>
          </table:table-cell>
          <table:table-cell office:value-type="string" calcext:value-type="string">
            <text:p>1237659146168697361 211.3425 57.7258 </text:p>
          </table:table-cell>
          <table:table-cell office:value-type="string" calcext:value-type="string">
            <text:p>http://mite.physik.uzh.ch/data/011421 </text:p>
          </table:table-cell>
          <table:table-cell table:formula="of:=MID([.E2];IFERROR(SEARCH(&quot;data/&quot;;[.E2])+5;SEARCH(&quot;model/&quot;;[.E2])+6);12)" office:value-type="string" office:string-value="011421 " calcext:value-type="string">
            <text:p>011421 </text:p>
          </table:table-cell>
        </table:table-row>
        <table:table-row table:style-name="ro1">
          <table:table-cell office:value-type="string" calcext:value-type="string">
            <text:p>SW04 </text:p>
          </table:table-cell>
          <table:table-cell office:value-type="string" calcext:value-type="string">
            <text:p>ASW0009cjs </text:p>
          </table:table-cell>
          <table:table-cell office:value-type="string" calcext:value-type="string">
            <text:p>SDSSJ142934.21+562541.0 </text:p>
          </table:table-cell>
          <table:table-cell office:value-type="string" calcext:value-type="string">
            <text:p>1237659326554964414 217.3925 56.4281 </text:p>
          </table:table-cell>
          <table:table-cell office:value-type="string" calcext:value-type="string">
            <text:p>http://mite.physik.uzh.ch/data/011763 </text:p>
          </table:table-cell>
          <table:table-cell table:formula="of:=MID([.E3];IFERROR(SEARCH(&quot;data/&quot;;[.E3])+5;SEARCH(&quot;model/&quot;;[.E3])+6);12)" office:value-type="string" office:string-value="011763 " calcext:value-type="string">
            <text:p>011763 </text:p>
          </table:table-cell>
        </table:table-row>
        <table:table-row table:style-name="ro1">
          <table:table-cell office:value-type="string" calcext:value-type="string">
            <text:p>SW05 </text:p>
          </table:table-cell>
          <table:table-cell office:value-type="string" calcext:value-type="string">
            <text:p>ASW0007k4r </text:p>
          </table:table-cell>
          <table:table-cell office:value-type="string" calcext:value-type="string">
            <text:p>SDSSJ143454.47+522850.9 </text:p>
          </table:table-cell>
          <table:table-cell office:value-type="string" calcext:value-type="string">
            <text:p>1237661387069522357 218.7270 52.4808 </text:p>
          </table:table-cell>
          <table:table-cell office:value-type="string" calcext:value-type="string">
            <text:p>http://mite.physik.uzh.ch/data/012771 </text:p>
          </table:table-cell>
          <table:table-cell table:formula="of:=MID([.E4];IFERROR(SEARCH(&quot;data/&quot;;[.E4])+5;SEARCH(&quot;model/&quot;;[.E4])+6);12)" office:value-type="string" office:string-value="012771 " calcext:value-type="string">
            <text:p>012771 </text:p>
          </table:table-cell>
        </table:table-row>
        <table:table-row table:style-name="ro1">
          <table:table-cell office:value-type="string" calcext:value-type="string">
            <text:p>SW06 </text:p>
          </table:table-cell>
          <table:table-cell office:value-type="string" calcext:value-type="string">
            <text:p>ASW0008swn </text:p>
          </table:table-cell>
          <table:table-cell office:value-type="string" calcext:value-type="string">
            <text:p>SDSSJ143628.00+563833.3 </text:p>
          </table:table-cell>
          <table:table-cell office:value-type="string" calcext:value-type="string">
            <text:p>1237655368759050812 219.1167 56.6426 </text:p>
          </table:table-cell>
          <table:table-cell office:value-type="string" calcext:value-type="string">
            <text:p>http://mite.physik.uzh.ch/data/012373 </text:p>
          </table:table-cell>
          <table:table-cell table:formula="of:=MID([.E5];IFERROR(SEARCH(&quot;data/&quot;;[.E5])+5;SEARCH(&quot;model/&quot;;[.E5])+6);12)" office:value-type="string" office:string-value="012373 " calcext:value-type="string">
            <text:p>012373 </text:p>
          </table:table-cell>
        </table:table-row>
        <table:table-row table:style-name="ro1">
          <table:table-cell office:value-type="string" calcext:value-type="string">
            <text:p>SW07 </text:p>
          </table:table-cell>
          <table:table-cell office:value-type="string" calcext:value-type="string">
            <text:p>ASW0007e08 </text:p>
          </table:table-cell>
          <table:table-cell office:value-type="string" calcext:value-type="string">
            <text:p>SDSSJ220256.82+023433.9  </text:p>
          </table:table-cell>
          <table:table-cell office:value-type="string" calcext:value-type="string">
            <text:p>1237678619552514623 330.7368 2.5761 </text:p>
          </table:table-cell>
          <table:table-cell office:value-type="string" calcext:value-type="string">
            <text:p>http://mite.physik.uzh.ch/data/007959 </text:p>
          </table:table-cell>
          <table:table-cell table:formula="of:=MID([.E6];IFERROR(SEARCH(&quot;data/&quot;;[.E6])+5;SEARCH(&quot;model/&quot;;[.E6])+6);12)" office:value-type="string" office:string-value="007959 " calcext:value-type="string">
            <text:p>007959 </text:p>
          </table:table-cell>
        </table:table-row>
        <table:table-row table:style-name="ro1">
          <table:table-cell office:value-type="string" calcext:value-type="string">
            <text:p>SW11 </text:p>
          </table:table-cell>
          <table:table-cell office:value-type="string" calcext:value-type="string">
            <text:p>ASW0002qtn </text:p>
          </table:table-cell>
          <table:table-cell office:value-type="string" calcext:value-type="string">
            <text:p>SDSSJ020849-050429 </text:p>
          </table:table-cell>
          <table:table-cell office:value-type="string" calcext:value-type="string">
            <text:p>1237679322323223066 32.2078 -5.0749 </text:p>
          </table:table-cell>
          <table:table-cell office:value-type="string" calcext:value-type="string">
            <text:p>http://labs.spacewarps.org/spaghetti/model/FFIENOES3L </text:p>
          </table:table-cell>
          <table:table-cell table:formula="of:=MID([.E7];IFERROR(SEARCH(&quot;data/&quot;;[.E7])+5;SEARCH(&quot;model/&quot;;[.E7])+6);12)" office:value-type="string" office:string-value="FFIENOES3L " calcext:value-type="string">
            <text:p>FFIENOES3L </text:p>
          </table:table-cell>
        </table:table-row>
        <table:table-row table:style-name="ro1">
          <table:table-cell office:value-type="string" calcext:value-type="string">
            <text:p>SW11 </text:p>
          </table:table-cell>
          <table:table-cell office:value-type="string" calcext:value-type="string">
            <text:p>ASW0002qtn </text:p>
          </table:table-cell>
          <table:table-cell office:value-type="string" calcext:value-type="string">
            <text:p>SDSSJ020849.89-050430.0 </text:p>
          </table:table-cell>
          <table:table-cell office:value-type="string" calcext:value-type="string">
            <text:p>1237669771375214982 32.2079 -5.0750 </text:p>
          </table:table-cell>
          <table:table-cell office:value-type="string" calcext:value-type="string">
            <text:p>http://mite.physik.uzh.ch/data/013267 </text:p>
          </table:table-cell>
          <table:table-cell table:formula="of:=MID([.E8];IFERROR(SEARCH(&quot;data/&quot;;[.E8])+5;SEARCH(&quot;model/&quot;;[.E8])+6);12)" office:value-type="string" office:string-value="013267 " calcext:value-type="string">
            <text:p>013267 </text:p>
          </table:table-cell>
        </table:table-row>
        <table:table-row table:style-name="ro1">
          <table:table-cell office:value-type="string" calcext:value-type="string">
            <text:p>SW12 </text:p>
          </table:table-cell>
          <table:table-cell office:value-type="string" calcext:value-type="string">
            <text:p>ASW0003wsu </text:p>
          </table:table-cell>
          <table:table-cell office:value-type="string" calcext:value-type="string">
            <text:p>SDSSJ022406.13-062846.5 </text:p>
          </table:table-cell>
          <table:table-cell office:value-type="string" calcext:value-type="string">
            <text:p>1237679340032360484 36.0260 -6.4806 </text:p>
          </table:table-cell>
          <table:table-cell office:value-type="string" calcext:value-type="string">
            <text:p>http://mite.physik.uzh.ch/data/012712 </text:p>
          </table:table-cell>
          <table:table-cell table:formula="of:=MID([.E9];IFERROR(SEARCH(&quot;data/&quot;;[.E9])+5;SEARCH(&quot;model/&quot;;[.E9])+6);12)" office:value-type="string" office:string-value="012712 " calcext:value-type="string">
            <text:p>012712 </text:p>
          </table:table-cell>
        </table:table-row>
        <table:table-row table:style-name="ro1">
          <table:table-cell office:value-type="string" calcext:value-type="string">
            <text:p>SW12 </text:p>
          </table:table-cell>
          <table:table-cell office:value-type="string" calcext:value-type="string">
            <text:p>ASW0003wsu </text:p>
          </table:table-cell>
          <table:table-cell office:value-type="string" calcext:value-type="string">
            <text:p>SDSSJ022406.13-062846.5 </text:p>
          </table:table-cell>
          <table:table-cell office:value-type="string" calcext:value-type="string">
            <text:p>1237679340032360484 36.0260 -6.4806 </text:p>
          </table:table-cell>
          <table:table-cell office:value-type="string" calcext:value-type="string">
            <text:p>http://mite.physik.uzh.ch/data/012712 </text:p>
          </table:table-cell>
          <table:table-cell table:formula="of:=MID([.E10];IFERROR(SEARCH(&quot;data/&quot;;[.E10])+5;SEARCH(&quot;model/&quot;;[.E10])+6);12)" office:value-type="string" office:string-value="012712 " calcext:value-type="string">
            <text:p>012712 </text:p>
          </table:table-cell>
        </table:table-row>
        <table:table-row table:style-name="ro1">
          <table:table-cell office:value-type="string" calcext:value-type="string">
            <text:p>SW13 </text:p>
          </table:table-cell>
          <table:table-cell office:value-type="string" calcext:value-type="string">
            <text:p>ASW0009ans </text:p>
          </table:table-cell>
          <table:table-cell office:value-type="string" calcext:value-type="string">
            <text:p>SDSSJ022805.65-051733.8 </text:p>
          </table:table-cell>
          <table:table-cell office:value-type="string" calcext:value-type="string">
            <text:p>1237679253061959890 37.0236 -5.2927 </text:p>
          </table:table-cell>
          <table:table-cell office:value-type="string" calcext:value-type="string">
            <text:p>http://mite.physik.uzh.ch/data/013399 </text:p>
          </table:table-cell>
          <table:table-cell table:formula="of:=MID([.E11];IFERROR(SEARCH(&quot;data/&quot;;[.E11])+5;SEARCH(&quot;model/&quot;;[.E11])+6);12)" office:value-type="string" office:string-value="013399 " calcext:value-type="string">
            <text:p>013399 </text:p>
          </table:table-cell>
        </table:table-row>
        <table:table-row table:style-name="ro1">
          <table:table-cell office:value-type="string" calcext:value-type="string">
            <text:p>SW15 </text:p>
          </table:table-cell>
          <table:table-cell office:value-type="string" calcext:value-type="string">
            <text:p>ASW0004nan </text:p>
          </table:table-cell>
          <table:table-cell office:value-type="string" calcext:value-type="string">
            <text:p>CFHTLS_1225_187279 </text:p>
          </table:table-cell>
          <table:table-cell office:value-type="string" calcext:value-type="string">
            <text:p>outside SDSS footprint 132.1708 -4.8772 </text:p>
          </table:table-cell>
          <table:table-cell office:value-type="string" calcext:value-type="string">
            <text:p>http://mite.physik.uzh.ch/data/013410 </text:p>
          </table:table-cell>
          <table:table-cell table:formula="of:=MID([.E12];IFERROR(SEARCH(&quot;data/&quot;;[.E12])+5;SEARCH(&quot;model/&quot;;[.E12])+6);12)" office:value-type="string" office:string-value="013410 " calcext:value-type="string">
            <text:p>013410 </text:p>
          </table:table-cell>
        </table:table-row>
        <table:table-row table:style-name="ro1">
          <table:table-cell office:value-type="string" calcext:value-type="string">
            <text:p>SW16 </text:p>
          </table:table-cell>
          <table:table-cell office:value-type="string" calcext:value-type="string">
            <text:p>ASW0009bp2 </text:p>
          </table:table-cell>
          <table:table-cell office:value-type="string" calcext:value-type="string">
            <text:p>SDSSJ140030.21+574437.4 </text:p>
          </table:table-cell>
          <table:table-cell office:value-type="string" calcext:value-type="string">
            <text:p>1237659326016258178 210.1259 57.7437 </text:p>
          </table:table-cell>
          <table:table-cell office:value-type="string" calcext:value-type="string">
            <text:p>http://mite.physik.uzh.ch/data/013421 </text:p>
          </table:table-cell>
          <table:table-cell table:formula="of:=MID([.E13];IFERROR(SEARCH(&quot;data/&quot;;[.E13])+5;SEARCH(&quot;model/&quot;;[.E13])+6);12)" office:value-type="string" office:string-value="013421 " calcext:value-type="string">
            <text:p>013421 </text:p>
          </table:table-cell>
        </table:table-row>
        <table:table-row table:style-name="ro1">
          <table:table-cell office:value-type="string" calcext:value-type="string">
            <text:p>SW19 </text:p>
          </table:table-cell>
          <table:table-cell office:value-type="string" calcext:value-type="string">
            <text:p>ASW0001ld7 </text:p>
          </table:table-cell>
          <table:table-cell office:value-type="string" calcext:value-type="string">
            <text:p>SDSSJ020641.97-095156.8 </text:p>
          </table:table-cell>
          <table:table-cell office:value-type="string" calcext:value-type="string">
            <text:p>1237670955180753231 31.6749 -9.8658 </text:p>
          </table:table-cell>
          <table:table-cell office:value-type="string" calcext:value-type="string">
            <text:p>http://mite.physik.uzh.ch/data/013397 </text:p>
          </table:table-cell>
          <table:table-cell table:formula="of:=MID([.E14];IFERROR(SEARCH(&quot;data/&quot;;[.E14])+5;SEARCH(&quot;model/&quot;;[.E14])+6);12)" office:value-type="string" office:string-value="013397 " calcext:value-type="string">
            <text:p>013397 </text:p>
          </table:table-cell>
        </table:table-row>
        <table:table-row table:style-name="ro1">
          <table:table-cell office:value-type="string" calcext:value-type="string">
            <text:p>SW19 </text:p>
          </table:table-cell>
          <table:table-cell office:value-type="string" calcext:value-type="string">
            <text:p>ASW0001ld7 </text:p>
          </table:table-cell>
          <table:table-cell office:value-type="string" calcext:value-type="string">
            <text:p>SDSSJ020642-095157 </text:p>
          </table:table-cell>
          <table:table-cell office:value-type="string" calcext:value-type="string">
            <text:p>1237670955180753231 31.6750 -9.8658 </text:p>
          </table:table-cell>
          <table:table-cell office:value-type="string" calcext:value-type="string">
            <text:p>http://labs.spacewarps.org/spaghetti/model/L5TWWXPEJV </text:p>
          </table:table-cell>
          <table:table-cell table:formula="of:=MID([.E15];IFERROR(SEARCH(&quot;data/&quot;;[.E15])+5;SEARCH(&quot;model/&quot;;[.E15])+6);12)" office:value-type="string" office:string-value="L5TWWXPEJV " calcext:value-type="string">
            <text:p>L5TWWXPEJV </text:p>
          </table:table-cell>
        </table:table-row>
        <table:table-row table:style-name="ro1">
          <table:table-cell office:value-type="string" calcext:value-type="string">
            <text:p>SW20 </text:p>
          </table:table-cell>
          <table:table-cell office:value-type="string" calcext:value-type="string">
            <text:p>ASW0002dx7 </text:p>
          </table:table-cell>
          <table:table-cell office:value-type="string" calcext:value-type="string">
            <text:p>SDSSJ021221.15-105251.9 </text:p>
          </table:table-cell>
          <table:table-cell office:value-type="string" calcext:value-type="string">
            <text:p>1237676673927938137 33.0883 -10.8811 </text:p>
          </table:table-cell>
          <table:table-cell office:value-type="string" calcext:value-type="string">
            <text:p>http://mite.physik.uzh.ch/data/013274 </text:p>
          </table:table-cell>
          <table:table-cell table:formula="of:=MID([.E16];IFERROR(SEARCH(&quot;data/&quot;;[.E16])+5;SEARCH(&quot;model/&quot;;[.E16])+6);12)" office:value-type="string" office:string-value="013274 " calcext:value-type="string">
            <text:p>013274 </text:p>
          </table:table-cell>
        </table:table-row>
        <table:table-row table:style-name="ro1">
          <table:table-cell office:value-type="string" calcext:value-type="string">
            <text:p>SW21 </text:p>
          </table:table-cell>
          <table:table-cell office:value-type="string" calcext:value-type="string">
            <text:p>ASW0004m3x </text:p>
          </table:table-cell>
          <table:table-cell office:value-type="string" calcext:value-type="string">
            <text:p>SDSSJ022533-053204 </text:p>
          </table:table-cell>
          <table:table-cell office:value-type="string" calcext:value-type="string">
            <text:p>1237679440425779462 36.3888 -5.5346 </text:p>
          </table:table-cell>
          <table:table-cell office:value-type="string" calcext:value-type="string">
            <text:p>http://labs.spacewarps.org/spaghetti/model/QZROE23AUH </text:p>
          </table:table-cell>
          <table:table-cell table:formula="of:=MID([.E17];IFERROR(SEARCH(&quot;data/&quot;;[.E17])+5;SEARCH(&quot;model/&quot;;[.E17])+6);12)" office:value-type="string" office:string-value="QZROE23AUH " calcext:value-type="string">
            <text:p>QZROE23AUH </text:p>
          </table:table-cell>
        </table:table-row>
        <table:table-row table:style-name="ro1">
          <table:table-cell office:value-type="string" calcext:value-type="string">
            <text:p>SW22 </text:p>
          </table:table-cell>
          <table:table-cell office:value-type="string" calcext:value-type="string">
            <text:p>ASW0009ab8 </text:p>
          </table:table-cell>
          <table:table-cell office:value-type="string" calcext:value-type="string">
            <text:p>CFHTLS_1166_069300 </text:p>
          </table:table-cell>
          <table:table-cell office:value-type="string" calcext:value-type="string">
            <text:p>outside SDSS footprint 36.8186 -10.9341 </text:p>
          </table:table-cell>
          <table:table-cell office:value-type="string" calcext:value-type="string">
            <text:p>http://mite.physik.uzh.ch/data/012298 </text:p>
          </table:table-cell>
          <table:table-cell table:formula="of:=MID([.E18];IFERROR(SEARCH(&quot;data/&quot;;[.E18])+5;SEARCH(&quot;model/&quot;;[.E18])+6);12)" office:value-type="string" office:string-value="012298 " calcext:value-type="string">
            <text:p>012298 </text:p>
          </table:table-cell>
        </table:table-row>
        <table:table-row table:style-name="ro1">
          <table:table-cell office:value-type="string" calcext:value-type="string">
            <text:p>SW24 </text:p>
          </table:table-cell>
          <table:table-cell office:value-type="string" calcext:value-type="string">
            <text:p>ASW00050sk </text:p>
          </table:table-cell>
          <table:table-cell office:value-type="string" calcext:value-type="string">
            <text:p>SDSSJ023315.20-042244.1 </text:p>
          </table:table-cell>
          <table:table-cell office:value-type="string" calcext:value-type="string">
            <text:p>1237679254136291777 38.3134 -4.3789 </text:p>
          </table:table-cell>
          <table:table-cell office:value-type="string" calcext:value-type="string">
            <text:p>http://mite.physik.uzh.ch/data/013406 </text:p>
          </table:table-cell>
          <table:table-cell table:formula="of:=MID([.E19];IFERROR(SEARCH(&quot;data/&quot;;[.E19])+5;SEARCH(&quot;model/&quot;;[.E19])+6);12)" office:value-type="string" office:string-value="013406 " calcext:value-type="string">
            <text:p>013406 </text:p>
          </table:table-cell>
        </table:table-row>
        <table:table-row table:style-name="ro1">
          <table:table-cell office:value-type="string" calcext:value-type="string">
            <text:p>SW25 </text:p>
          </table:table-cell>
          <table:table-cell office:value-type="string" calcext:value-type="string">
            <text:p>ASW0000717 </text:p>
          </table:table-cell>
          <table:table-cell office:value-type="string" calcext:value-type="string">
            <text:p>CFHTLS_1217_044109 </text:p>
          </table:table-cell>
          <table:table-cell office:value-type="string" calcext:value-type="string">
            <text:p>outside SDSS footprint 135.7840 -4.5479 ASW00007mq </text:p>
          </table:table-cell>
          <table:table-cell office:value-type="string" calcext:value-type="string">
            <text:p>http://mite.physik.uzh.ch/data/013416 </text:p>
          </table:table-cell>
          <table:table-cell table:formula="of:=MID([.E20];IFERROR(SEARCH(&quot;data/&quot;;[.E20])+5;SEARCH(&quot;model/&quot;;[.E20])+6);12)" office:value-type="string" office:string-value="013416 " calcext:value-type="string">
            <text:p>013416 </text:p>
          </table:table-cell>
        </table:table-row>
        <table:table-row table:style-name="ro1">
          <table:table-cell office:value-type="string" calcext:value-type="string">
            <text:p>SW26 </text:p>
          </table:table-cell>
          <table:table-cell office:value-type="string" calcext:value-type="string">
            <text:p>ASW0005mp6 </text:p>
          </table:table-cell>
          <table:table-cell office:value-type="string" calcext:value-type="string">
            <text:p>SDSSJ135755.77+571723.2 </text:p>
          </table:table-cell>
          <table:table-cell office:value-type="string" calcext:value-type="string">
            <text:p>1237659145094628025 209.4820 57.2898 ASW0005ma2 </text:p>
          </table:table-cell>
          <table:table-cell office:value-type="string" calcext:value-type="string">
            <text:p>http://mite.physik.uzh.ch/data/013339 </text:p>
          </table:table-cell>
          <table:table-cell table:formula="of:=MID([.E21];IFERROR(SEARCH(&quot;data/&quot;;[.E21])+5;SEARCH(&quot;model/&quot;;[.E21])+6);12)" office:value-type="string" office:string-value="013339 " calcext:value-type="string">
            <text:p>013339 </text:p>
          </table:table-cell>
        </table:table-row>
        <table:table-row table:style-name="ro1">
          <table:table-cell office:value-type="string" calcext:value-type="string">
            <text:p>SW26 </text:p>
          </table:table-cell>
          <table:table-cell office:value-type="string" calcext:value-type="string">
            <text:p>ASW0005mp6 </text:p>
          </table:table-cell>
          <table:table-cell office:value-type="string" calcext:value-type="string">
            <text:p>SDSSJ135755.77+571723.2 </text:p>
          </table:table-cell>
          <table:table-cell office:value-type="string" calcext:value-type="string">
            <text:p>1237659145094628025 209.4820 57.2898 ASW0005ma2 </text:p>
          </table:table-cell>
          <table:table-cell office:value-type="string" calcext:value-type="string">
            <text:p>http://labs.spacewarps.org/spaghetti/model/O2IUZZQD7A </text:p>
          </table:table-cell>
          <table:table-cell table:formula="of:=MID([.E22];IFERROR(SEARCH(&quot;data/&quot;;[.E22])+5;SEARCH(&quot;model/&quot;;[.E22])+6);12)" office:value-type="string" office:string-value="O2IUZZQD7A " calcext:value-type="string">
            <text:p>O2IUZZQD7A </text:p>
          </table:table-cell>
        </table:table-row>
        <table:table-row table:style-name="ro1">
          <table:table-cell office:value-type="string" calcext:value-type="string">
            <text:p>SW27 </text:p>
          </table:table-cell>
          <table:table-cell office:value-type="string" calcext:value-type="string">
            <text:p>ASW0006jh5 </text:p>
          </table:table-cell>
          <table:table-cell office:value-type="string" calcext:value-type="string">
            <text:p>SDSSJ141432.91+534004.1 </text:p>
          </table:table-cell>
          <table:table-cell office:value-type="string" calcext:value-type="string">
            <text:p>1237661417139012122 213.6371 53.6678 </text:p>
          </table:table-cell>
          <table:table-cell office:value-type="string" calcext:value-type="string">
            <text:p>http://mite.physik.uzh.ch/data/013428 </text:p>
          </table:table-cell>
          <table:table-cell table:formula="of:=MID([.E23];IFERROR(SEARCH(&quot;data/&quot;;[.E23])+5;SEARCH(&quot;model/&quot;;[.E23])+6);12)" office:value-type="string" office:string-value="013428 " calcext:value-type="string">
            <text:p>013428 </text:p>
          </table:table-cell>
        </table:table-row>
        <table:table-row table:style-name="ro1">
          <table:table-cell office:value-type="string" calcext:value-type="string">
            <text:p>SW27 </text:p>
          </table:table-cell>
          <table:table-cell office:value-type="string" calcext:value-type="string">
            <text:p>ASW0006jh5 </text:p>
          </table:table-cell>
          <table:table-cell office:value-type="string" calcext:value-type="string">
            <text:p>SDSSJ141432+534004 </text:p>
          </table:table-cell>
          <table:table-cell office:value-type="string" calcext:value-type="string">
            <text:p>1237661417139012122 213.6372 53.6679 </text:p>
          </table:table-cell>
          <table:table-cell office:value-type="string" calcext:value-type="string">
            <text:p>http://labs.spacewarps.org/spaghetti/model/GSI5A6JUYX </text:p>
          </table:table-cell>
          <table:table-cell table:formula="of:=MID([.E24];IFERROR(SEARCH(&quot;data/&quot;;[.E24])+5;SEARCH(&quot;model/&quot;;[.E24])+6);12)" office:value-type="string" office:string-value="GSI5A6JUYX " calcext:value-type="string">
            <text:p>GSI5A6JUYX </text:p>
          </table:table-cell>
        </table:table-row>
        <table:table-row table:style-name="ro1">
          <table:table-cell office:value-type="string" calcext:value-type="string">
            <text:p>SW28 </text:p>
          </table:table-cell>
          <table:table-cell office:value-type="string" calcext:value-type="string">
            <text:p>ASW0007wfj </text:p>
          </table:table-cell>
          <table:table-cell office:value-type="string" calcext:value-type="string">
            <text:p>SDSSJ143055.96+572431.7 </text:p>
          </table:table-cell>
          <table:table-cell office:value-type="string" calcext:value-type="string">
            <text:p>1237655463776158102 217.7332 57.4088 ASW0007xrs </text:p>
          </table:table-cell>
          <table:table-cell office:value-type="string" calcext:value-type="string">
            <text:p>http://mite.physik.uzh.ch/data/008758 </text:p>
          </table:table-cell>
          <table:table-cell table:formula="of:=MID([.E25];IFERROR(SEARCH(&quot;data/&quot;;[.E25])+5;SEARCH(&quot;model/&quot;;[.E25])+6);12)" office:value-type="string" office:string-value="008758 " calcext:value-type="string">
            <text:p>008758 </text:p>
          </table:table-cell>
        </table:table-row>
        <table:table-row table:style-name="ro1">
          <table:table-cell office:value-type="string" calcext:value-type="string">
            <text:p>SW29 </text:p>
          </table:table-cell>
          <table:table-cell office:value-type="string" calcext:value-type="string">
            <text:p>ASW0008qsm </text:p>
          </table:table-cell>
          <table:table-cell office:value-type="string" calcext:value-type="string">
            <text:p>SDSSJ143838+572647 </text:p>
          </table:table-cell>
          <table:table-cell office:value-type="string" calcext:value-type="string">
            <text:p>1237655369832727187 219.6589 57.4464 </text:p>
          </table:table-cell>
          <table:table-cell office:value-type="string" calcext:value-type="string">
            <text:p>http://labs.spacewarps.org/spaghetti/model/TQKS2E5S7H </text:p>
          </table:table-cell>
          <table:table-cell table:formula="of:=MID([.E26];IFERROR(SEARCH(&quot;data/&quot;;[.E26])+5;SEARCH(&quot;model/&quot;;[.E26])+6);12)" office:value-type="string" office:string-value="TQKS2E5S7H " calcext:value-type="string">
            <text:p>TQKS2E5S7H </text:p>
          </table:table-cell>
        </table:table-row>
        <table:table-row table:style-name="ro1">
          <table:table-cell office:value-type="string" calcext:value-type="string">
            <text:p>SW29 </text:p>
          </table:table-cell>
          <table:table-cell office:value-type="string" calcext:value-type="string">
            <text:p>ASW0008qsm </text:p>
          </table:table-cell>
          <table:table-cell office:value-type="string" calcext:value-type="string">
            <text:p>SDSSJ143838+572647 </text:p>
          </table:table-cell>
          <table:table-cell office:value-type="string" calcext:value-type="string">
            <text:p>1237655369832727187 219.6589 57.4464 </text:p>
          </table:table-cell>
          <table:table-cell office:value-type="string" calcext:value-type="string">
            <text:p>http://labs.spacewarps.org/spaghetti/model/2SU75GA4XN </text:p>
          </table:table-cell>
          <table:table-cell table:formula="of:=MID([.E27];IFERROR(SEARCH(&quot;data/&quot;;[.E27])+5;SEARCH(&quot;model/&quot;;[.E27])+6);12)" office:value-type="string" office:string-value="2SU75GA4XN " calcext:value-type="string">
            <text:p>2SU75GA4XN </text:p>
          </table:table-cell>
        </table:table-row>
        <table:table-row table:style-name="ro1">
          <table:table-cell office:value-type="string" calcext:value-type="string">
            <text:p>SW31 </text:p>
          </table:table-cell>
          <table:table-cell office:value-type="string" calcext:value-type="string">
            <text:p>ASW00021r0 </text:p>
          </table:table-cell>
          <table:table-cell office:value-type="string" calcext:value-type="string">
            <text:p>SDSSJ021514-092440 </text:p>
          </table:table-cell>
          <table:table-cell office:value-type="string" calcext:value-type="string">
            <text:p>1237670955718542138 33.8109 -9.4111 </text:p>
          </table:table-cell>
          <table:table-cell office:value-type="string" calcext:value-type="string">
            <text:p>http://labs.spacewarps.org/spaghetti/model/Y4NEUEI45Y </text:p>
          </table:table-cell>
          <table:table-cell table:formula="of:=MID([.E28];IFERROR(SEARCH(&quot;data/&quot;;[.E28])+5;SEARCH(&quot;model/&quot;;[.E28])+6);12)" office:value-type="string" office:string-value="Y4NEUEI45Y " calcext:value-type="string">
            <text:p>Y4NEUEI45Y </text:p>
          </table:table-cell>
        </table:table-row>
        <table:table-row table:style-name="ro1">
          <table:table-cell office:value-type="string" calcext:value-type="string">
            <text:p>SW32 </text:p>
          </table:table-cell>
          <table:table-cell office:value-type="string" calcext:value-type="string">
            <text:p>ASW0004iye </text:p>
          </table:table-cell>
          <table:table-cell office:value-type="string" calcext:value-type="string">
            <text:p>SDSSJ022359.89-083651.6 </text:p>
          </table:table-cell>
          <table:table-cell office:value-type="string" calcext:value-type="string">
            <text:p>1237673701815419155 35.9996 -8.6144 </text:p>
          </table:table-cell>
          <table:table-cell office:value-type="string" calcext:value-type="string">
            <text:p>http://mite.physik.uzh.ch/data/006709 </text:p>
          </table:table-cell>
          <table:table-cell table:formula="of:=MID([.E29];IFERROR(SEARCH(&quot;data/&quot;;[.E29])+5;SEARCH(&quot;model/&quot;;[.E29])+6);12)" office:value-type="string" office:string-value="006709 " calcext:value-type="string">
            <text:p>006709 </text:p>
          </table:table-cell>
        </table:table-row>
        <table:table-row table:style-name="ro1">
          <table:table-cell office:value-type="string" calcext:value-type="string">
            <text:p>SW42 </text:p>
          </table:table-cell>
          <table:table-cell office:value-type="string" calcext:value-type="string">
            <text:p>ASW00096rm </text:p>
          </table:table-cell>
          <table:table-cell office:value-type="string" calcext:value-type="string">
            <text:p>SDSSJ221716.58+015826.5 </text:p>
          </table:table-cell>
          <table:table-cell office:value-type="string" calcext:value-type="string">
            <text:p>1237678597005509292 334.3191 1.9740 </text:p>
          </table:table-cell>
          <table:table-cell office:value-type="string" calcext:value-type="string">
            <text:p>http://mite.physik.uzh.ch/data/011717 </text:p>
          </table:table-cell>
          <table:table-cell table:formula="of:=MID([.E30];IFERROR(SEARCH(&quot;data/&quot;;[.E30])+5;SEARCH(&quot;model/&quot;;[.E30])+6);12)" office:value-type="string" office:string-value="011717 " calcext:value-type="string">
            <text:p>011717 </text:p>
          </table:table-cell>
        </table:table-row>
        <table:table-row table:style-name="ro1">
          <table:table-cell office:value-type="string" calcext:value-type="string">
            <text:p>SW43 </text:p>
          </table:table-cell>
          <table:table-cell office:value-type="string" calcext:value-type="string">
            <text:p>ASW0001c3j </text:p>
          </table:table-cell>
          <table:table-cell office:value-type="string" calcext:value-type="string">
            <text:p>SDSSJ020810.83-040220.0 </text:p>
          </table:table-cell>
          <table:table-cell office:value-type="string" calcext:value-type="string">
            <text:p>1237679254670410393 32.0451 -4.0389 </text:p>
          </table:table-cell>
          <table:table-cell office:value-type="string" calcext:value-type="string">
            <text:p>http://mite.physik.uzh.ch/data/013252 </text:p>
          </table:table-cell>
          <table:table-cell table:formula="of:=MID([.E31];IFERROR(SEARCH(&quot;data/&quot;;[.E31])+5;SEARCH(&quot;model/&quot;;[.E31])+6);12)" office:value-type="string" office:string-value="013252 " calcext:value-type="string">
            <text:p>013252 </text:p>
          </table:table-cell>
        </table:table-row>
        <table:table-row table:style-name="ro1">
          <table:table-cell office:value-type="string" calcext:value-type="string">
            <text:p>SW45 </text:p>
          </table:table-cell>
          <table:table-cell office:value-type="string" calcext:value-type="string">
            <text:p>ASW00024id </text:p>
          </table:table-cell>
          <table:table-cell office:value-type="string" calcext:value-type="string">
            <text:p>SDSSJ021225.22-085211.3 </text:p>
          </table:table-cell>
          <table:table-cell office:value-type="string" calcext:value-type="string">
            <text:p>1237670956255150357 33.1051 -8.8698 </text:p>
          </table:table-cell>
          <table:table-cell office:value-type="string" calcext:value-type="string">
            <text:p>http://mite.physik.uzh.ch/data/013557 </text:p>
          </table:table-cell>
          <table:table-cell table:formula="of:=MID([.E32];IFERROR(SEARCH(&quot;data/&quot;;[.E32])+5;SEARCH(&quot;model/&quot;;[.E32])+6);12)" office:value-type="string" office:string-value="013557 " calcext:value-type="string">
            <text:p>013557 </text:p>
          </table:table-cell>
        </table:table-row>
        <table:table-row table:style-name="ro1">
          <table:table-cell office:value-type="string" calcext:value-type="string">
            <text:p>SW45 </text:p>
          </table:table-cell>
          <table:table-cell office:value-type="string" calcext:value-type="string">
            <text:p>ASW00024id </text:p>
          </table:table-cell>
          <table:table-cell office:value-type="string" calcext:value-type="string">
            <text:p>SDSSJ021225.22-085211.3 </text:p>
          </table:table-cell>
          <table:table-cell office:value-type="string" calcext:value-type="string">
            <text:p>1237670956255150357 33.1051 -8.8698 </text:p>
          </table:table-cell>
          <table:table-cell office:value-type="string" calcext:value-type="string">
            <text:p>http://labs.spacewarps.org/spaghetti/model/EL3RTBLAWB </text:p>
          </table:table-cell>
          <table:table-cell table:formula="of:=MID([.E33];IFERROR(SEARCH(&quot;data/&quot;;[.E33])+5;SEARCH(&quot;model/&quot;;[.E33])+6);12)" office:value-type="string" office:string-value="EL3RTBLAWB " calcext:value-type="string">
            <text:p>EL3RTBLAWB </text:p>
          </table:table-cell>
        </table:table-row>
        <table:table-row table:style-name="ro1">
          <table:table-cell office:value-type="string" calcext:value-type="string">
            <text:p>SW46 </text:p>
          </table:table-cell>
          <table:table-cell office:value-type="string" calcext:value-type="string">
            <text:p>ASW00024q6 </text:p>
          </table:table-cell>
          <table:table-cell office:value-type="string" calcext:value-type="string">
            <text:p>SDSSJ021317.60-084819.8 </text:p>
          </table:table-cell>
          <table:table-cell office:value-type="string" calcext:value-type="string">
            <text:p>1237652900762485211 33.3234 -8.8055 </text:p>
          </table:table-cell>
          <table:table-cell office:value-type="string" calcext:value-type="string">
            <text:p>http://mite.physik.uzh.ch/data/012523 </text:p>
          </table:table-cell>
          <table:table-cell table:formula="of:=MID([.E34];IFERROR(SEARCH(&quot;data/&quot;;[.E34])+5;SEARCH(&quot;model/&quot;;[.E34])+6);12)" office:value-type="string" office:string-value="012523 " calcext:value-type="string">
            <text:p>012523 </text:p>
          </table:table-cell>
        </table:table-row>
        <table:table-row table:style-name="ro1">
          <table:table-cell office:value-type="string" calcext:value-type="string">
            <text:p>SW49 </text:p>
          </table:table-cell>
          <table:table-cell office:value-type="string" calcext:value-type="string">
            <text:p>ASW00007ls </text:p>
          </table:table-cell>
          <table:table-cell office:value-type="string" calcext:value-type="string">
            <text:p>J090319-040146 </text:p>
          </table:table-cell>
          <table:table-cell office:value-type="string" calcext:value-type="string">
            <text:p>outside SDSS footprint 135.8311 -4.0297 ASW000066w </text:p>
          </table:table-cell>
          <table:table-cell office:value-type="string" calcext:value-type="string">
            <text:p>http://labs.spacewarps.org/spaghetti/model/KEDFRTYJXH </text:p>
          </table:table-cell>
          <table:table-cell table:formula="of:=MID([.E35];IFERROR(SEARCH(&quot;data/&quot;;[.E35])+5;SEARCH(&quot;model/&quot;;[.E35])+6);12)" office:value-type="string" office:string-value="KEDFRTYJXH " calcext:value-type="string">
            <text:p>KEDFRTYJXH </text:p>
          </table:table-cell>
        </table:table-row>
        <table:table-row table:style-name="ro1">
          <table:table-cell office:value-type="string" calcext:value-type="string">
            <text:p>SW51 </text:p>
          </table:table-cell>
          <table:table-cell office:value-type="string" calcext:value-type="string">
            <text:p>ASW0006e0o </text:p>
          </table:table-cell>
          <table:table-cell office:value-type="string" calcext:value-type="string">
            <text:p>SDSSJ135724.86+561614.3 </text:p>
          </table:table-cell>
          <table:table-cell office:value-type="string" calcext:value-type="string">
            <text:p>1237661388677251308 209.3536 56.2707 </text:p>
          </table:table-cell>
          <table:table-cell office:value-type="string" calcext:value-type="string">
            <text:p>http://mite.physik.uzh.ch/data/013056 </text:p>
          </table:table-cell>
          <table:table-cell table:formula="of:=MID([.E36];IFERROR(SEARCH(&quot;data/&quot;;[.E36])+5;SEARCH(&quot;model/&quot;;[.E36])+6);12)" office:value-type="string" office:string-value="013056 " calcext:value-type="string">
            <text:p>013056 </text:p>
          </table:table-cell>
        </table:table-row>
        <table:table-row table:style-name="ro1">
          <table:table-cell office:value-type="string" calcext:value-type="string">
            <text:p>SW52 </text:p>
          </table:table-cell>
          <table:table-cell office:value-type="string" calcext:value-type="string">
            <text:p>ASW0006a07 </text:p>
          </table:table-cell>
          <table:table-cell office:value-type="string" calcext:value-type="string">
            <text:p>SDSSJ140048.66+541102.7 </text:p>
          </table:table-cell>
          <table:table-cell office:value-type="string" calcext:value-type="string">
            <text:p>1237661386530292302 210.2028 54.1841 </text:p>
          </table:table-cell>
          <table:table-cell office:value-type="string" calcext:value-type="string">
            <text:p>http://mite.physik.uzh.ch/data/013589 </text:p>
          </table:table-cell>
          <table:table-cell table:formula="of:=MID([.E37];IFERROR(SEARCH(&quot;data/&quot;;[.E37])+5;SEARCH(&quot;model/&quot;;[.E37])+6);12)" office:value-type="string" office:string-value="013589 " calcext:value-type="string">
            <text:p>013589 </text:p>
          </table:table-cell>
        </table:table-row>
        <table:table-row table:style-name="ro1">
          <table:table-cell office:value-type="string" calcext:value-type="string">
            <text:p>SW52 </text:p>
          </table:table-cell>
          <table:table-cell office:value-type="string" calcext:value-type="string">
            <text:p>ASW0006a07 </text:p>
          </table:table-cell>
          <table:table-cell office:value-type="string" calcext:value-type="string">
            <text:p>SDSSJ140048.66+541102.7 </text:p>
          </table:table-cell>
          <table:table-cell office:value-type="string" calcext:value-type="string">
            <text:p>1237661386530292302 210.2028 54.1841 </text:p>
          </table:table-cell>
          <table:table-cell office:value-type="string" calcext:value-type="string">
            <text:p>http://mite.physik.uzh.ch/data/013589 </text:p>
          </table:table-cell>
          <table:table-cell table:formula="of:=MID([.E38];IFERROR(SEARCH(&quot;data/&quot;;[.E38])+5;SEARCH(&quot;model/&quot;;[.E38])+6);12)" office:value-type="string" office:string-value="013589 " calcext:value-type="string">
            <text:p>013589 </text:p>
          </table:table-cell>
        </table:table-row>
        <table:table-row table:style-name="ro1">
          <table:table-cell office:value-type="string" calcext:value-type="string">
            <text:p>SW54 </text:p>
          </table:table-cell>
          <table:table-cell office:value-type="string" calcext:value-type="string">
            <text:p>ASW0007sez </text:p>
          </table:table-cell>
          <table:table-cell office:value-type="string" calcext:value-type="string">
            <text:p>SDSSJ142620+561356 </text:p>
          </table:table-cell>
          <table:table-cell office:value-type="string" calcext:value-type="string">
            <text:p>1237659326017962463 216.5870 56.2323 </text:p>
          </table:table-cell>
          <table:table-cell office:value-type="string" calcext:value-type="string">
            <text:p>http://labs.spacewarps.org/spaghetti/model/CCZG2QBCV3 </text:p>
          </table:table-cell>
          <table:table-cell table:formula="of:=MID([.E39];IFERROR(SEARCH(&quot;data/&quot;;[.E39])+5;SEARCH(&quot;model/&quot;;[.E39])+6);12)" office:value-type="string" office:string-value="CCZG2QBCV3 " calcext:value-type="string">
            <text:p>CCZG2QBCV3 </text:p>
          </table:table-cell>
        </table:table-row>
        <table:table-row table:style-name="ro1">
          <table:table-cell office:value-type="string" calcext:value-type="string">
            <text:p>SW55 </text:p>
          </table:table-cell>
          <table:table-cell office:value-type="string" calcext:value-type="string">
            <text:p>ASW0007t5y </text:p>
          </table:table-cell>
          <table:table-cell office:value-type="string" calcext:value-type="string">
            <text:p>SDSSJ142652.78+560001.3 </text:p>
          </table:table-cell>
          <table:table-cell office:value-type="string" calcext:value-type="string">
            <text:p>587733424408428946 216.7199 56.0004 </text:p>
          </table:table-cell>
          <table:table-cell office:value-type="string" calcext:value-type="string">
            <text:p>http://mite.physik.uzh.ch/data/008886 </text:p>
          </table:table-cell>
          <table:table-cell table:formula="of:=MID([.E40];IFERROR(SEARCH(&quot;data/&quot;;[.E40])+5;SEARCH(&quot;model/&quot;;[.E40])+6);12)" office:value-type="string" office:string-value="008886 " calcext:value-type="string">
            <text:p>008886 </text:p>
          </table:table-cell>
        </table:table-row>
        <table:table-row table:style-name="ro1">
          <table:table-cell office:value-type="string" calcext:value-type="string">
            <text:p>SW55 </text:p>
          </table:table-cell>
          <table:table-cell office:value-type="string" calcext:value-type="string">
            <text:p>ASW0007t5y </text:p>
          </table:table-cell>
          <table:table-cell office:value-type="string" calcext:value-type="string">
            <text:p>SDSSJ142652.78+560001.3 </text:p>
          </table:table-cell>
          <table:table-cell office:value-type="string" calcext:value-type="string">
            <text:p>587733424408428946 216.7199 56.0004 </text:p>
          </table:table-cell>
          <table:table-cell office:value-type="string" calcext:value-type="string">
            <text:p>http://labs.spacewarps.org/spaghetti/model/G7O3HCHKYL </text:p>
          </table:table-cell>
          <table:table-cell table:formula="of:=MID([.E41];IFERROR(SEARCH(&quot;data/&quot;;[.E41])+5;SEARCH(&quot;model/&quot;;[.E41])+6);12)" office:value-type="string" office:string-value="G7O3HCHKYL " calcext:value-type="string">
            <text:p>G7O3HCHKYL </text:p>
          </table:table-cell>
        </table:table-row>
        <table:table-row table:style-name="ro1">
          <table:table-cell office:value-type="string" calcext:value-type="string">
            <text:p>SW58 </text:p>
          </table:table-cell>
          <table:table-cell office:value-type="string" calcext:value-type="string">
            <text:p>ASW0007h27 </text:p>
          </table:table-cell>
          <table:table-cell office:value-type="string" calcext:value-type="string">
            <text:p>SDSSJ143651.59+530706.0 </text:p>
          </table:table-cell>
          <table:table-cell office:value-type="string" calcext:value-type="string">
            <text:p>1237661388143198984 219.2150 53.1183 ASW0007iwp </text:p>
          </table:table-cell>
          <table:table-cell office:value-type="string" calcext:value-type="string">
            <text:p>http://mite.physik.uzh.ch/data/008897 </text:p>
          </table:table-cell>
          <table:table-cell table:formula="of:=MID([.E42];IFERROR(SEARCH(&quot;data/&quot;;[.E42])+5;SEARCH(&quot;model/&quot;;[.E42])+6);12)" office:value-type="string" office:string-value="008897 " calcext:value-type="string">
            <text:p>008897 </text:p>
          </table:table-cell>
        </table:table-row>
        <table:table-row table:style-name="ro1" table:number-rows-repeated="27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/>
        </table:table-row>
      </table:table>
      <table:named-expressions/>
      <table:database-ranges>
        <table:database-range table:name="__Anonymous_Sheet_DB__0" table:target-range-address="Sheet1.A1:Sheet1.F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50:27.742050237</meta:creation-date>
    <dc:date>2016-12-16T12:03:45.090770455</dc:date>
    <meta:editing-duration>PT13M19S</meta:editing-duration>
    <meta:editing-cycles>1</meta:editing-cycles>
    <meta:document-statistic meta:table-count="1" meta:cell-count="252" meta:object-count="0"/>
    <meta:generator>LibreOffice/5.2.3.3$Linux_X86_64 LibreOffice_project/20m0$Build-3</meta:generator>
  </office:meta>
</office:document-meta>
</file>